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4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10">
      <style:paragraph-properties fo:margin-left="2.501cm" fo:margin-right="0cm" fo:text-indent="0cm" style:auto-text-indent="false"/>
      <style:text-properties style:font-name="Tahoma"/>
    </style:style>
    <style:style style:name="P10" style:family="paragraph" style:parent-style-name="Standard" style:list-style-name="L8">
      <style:paragraph-properties fo:margin-left="2.501cm" fo:margin-right="0cm" fo:text-indent="0cm" style:auto-text-indent="false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96377589" text:style-name="L1">
        <text:list-item>
          <text:p text:style-name="P1">Fonctionnalités</text:p>
        </text:list-item>
      </text:list>
      <text:list xml:id="list1331818353" text:style-name="L2">
        <text:list-item>
          <text:p text:style-name="P2">Description :</text:p>
          <text:list>
            <text:list-item>
              <text:p text:style-name="P2">Logiciel ressemblant à CodArchiv, basé sur une table SQLite. Contenant des codes sources, pouvant être mis à jour et permettre à l'utilisateur d'envoyer des MAJ pour un code ou des nouveaux codes.</text:p>
            </text:list-item>
          </text:list>
        </text:list-item>
        <text:list-item>
          <text:p text:style-name="P2">Fonctionnalités : </text:p>
          <text:list>
            <text:list-item>
              <text:p text:style-name="P2">Création / Modification de CS</text:p>
            </text:list-item>
            <text:list-item>
              <text:p text:style-name="P2">Catégorisation de CS</text:p>
              <text:list>
                <text:list-item>
                  <text:p text:style-name="P2">@User</text:p>
                </text:list-item>
                <text:list-item>
                  <text:p text:style-name="P2">Algorithm</text:p>
                  <text:list>
                    <text:list-item>
                      <text:p text:style-name="P2">Search</text:p>
                    </text:list-item>
                    <text:list-item>
                      <text:p text:style-name="P2">Sort</text:p>
                    </text:list-item>
                  </text:list>
                </text:list-item>
                <text:list-item>
                  <text:p text:style-name="P2">Compression</text:p>
                </text:list-item>
                <text:list-item>
                  <text:p text:style-name="P2">Database</text:p>
                </text:list-item>
                <text:list-item>
                  <text:p text:style-name="P2">Files &amp; Dir</text:p>
                </text:list-item>
                <text:list-item>
                  <text:p text:style-name="P2">Fonts</text:p>
                </text:list-item>
                <text:list-item>
                  <text:p text:style-name="P2">Games</text:p>
                </text:list-item>
                <text:list-item>
                  <text:p text:style-name="P2">Graphics</text:p>
                </text:list-item>
                <text:list-item>
                  <text:p text:style-name="P2">GUI</text:p>
                  <text:list>
                    <text:list-item>
                      <text:p text:style-name="P2">Gadgets</text:p>
                    </text:list-item>
                    <text:list-item>
                      <text:p text:style-name="P2">Menu</text:p>
                    </text:list-item>
                    <text:list-item>
                      <text:p text:style-name="P2">Requester</text:p>
                    </text:list-item>
                    <text:list-item>
                      <text:p text:style-name="P2">Toolbar</text:p>
                    </text:list-item>
                    <text:list-item>
                      <text:p text:style-name="P2">Window</text:p>
                    </text:list-item>
                  </text:list>
                </text:list-item>
                <text:list-item>
                  <text:p text:style-name="P2">Maths</text:p>
                </text:list-item>
                <text:list-item>
                  <text:p text:style-name="P2">Memory</text:p>
                </text:list-item>
                <text:list-item>
                  <text:p text:style-name="P2">Multimedia</text:p>
                </text:list-item>
                <text:list-item>
                  <text:p text:style-name="P2">Network</text:p>
                  <text:list>
                    <text:list-item>
                      <text:p text:style-name="P2">Mail</text:p>
                    </text:list-item>
                    <text:list-item>
                      <text:p text:style-name="P2">Web</text:p>
                    </text:list-item>
                    <text:list-item>
                      <text:p text:style-name="P2">WebAPI</text:p>
                      <text:list>
                        <text:list-item>
                          <text:p text:style-name="P2">Digg</text:p>
                        </text:list-item>
                        <text:list-item>
                          <text:p text:style-name="P2">Google</text:p>
                        </text:list-item>
                        <text:list-item>
                          <text:p text:style-name="P2">YouTube</text:p>
                        </text:list-item>
                      </text:list>
                    </text:list-item>
                  </text:list>
                </text:list-item>
                <text:list-item>
                  <text:p text:style-name="P2">OS</text:p>
                  <text:list>
                    <text:list-item>
                      <text:p text:style-name="P2">Linux</text:p>
                      <text:list>
                        <text:list-item>
                          <text:p text:style-name="P2">GTK+</text:p>
                        </text:list-item>
                        <text:list-item>
                          <text:p text:style-name="P2">SDL</text:p>
                        </text:list-item>
                      </text:list>
                    </text:list-item>
                    <text:list-item>
                      <text:p text:style-name="P2">MacOS</text:p>
                      <text:list>
                        <text:list-item>
                          <text:p text:style-name="P2">Carbon</text:p>
                        </text:list-item>
                        <text:list-item>
                          <text:p text:style-name="P2">Cocoa</text:p>
                        </text:list-item>
                      </text:list>
                    </text:list-item>
                    <text:list-item>
                      <text:p text:style-name="P2">Windows</text:p>
                      <text:list>
                        <text:list-item>
                          <text:p text:style-name="P2">Base de registre</text:p>
                        </text:list-item>
                      </text:list>
                    </text:list-item>
                  </text:list>
                </text:list-item>
                <text:list-item>
                  <text:p text:style-name="P2">Time &amp; Date</text:p>
                </text:list-item>
                <text:list-item>
                  <text:p text:style-name="P2">Tutorials</text:p>
                </text:list-item>
                <text:list-item>
                  <text:p text:style-name="P2">Wrapper</text:p>
                </text:list-item>
                <text:list-item>
                  <text:p text:style-name="P2">XML</text:p>
                </text:list-item>
              </text:list>
            </text:list-item>
          </text:list>
        </text:list-item>
        <text:list-item>
          <text:p text:style-name="P2"><text:soft-page-break/>Coloration Syntaxique</text:p>
        </text:list-item>
        <text:list-item>
          <text:p text:style-name="P2">Upload/Download sur Internet</text:p>
        </text:list-item>
        <text:list-item>
          <text:p text:style-name="P2">Commentaires</text:p>
        </text:list-item>
        <text:list-item>
          <text:p text:style-name="P2">Favoris</text:p>
        </text:list-item>
        <text:list-item>
          <text:p text:style-name="P2">Première Utilisation (demande une connexion Internet)</text:p>
          <text:list>
            <text:list-item>
              <text:p text:style-name="P2">=&gt; A voir avec utilisation <text:s/>d'un compte principale pour l'application</text:p>
            </text:list-item>
            <text:list-item>
              <text:p text:style-name="P2">Créer un compte</text:p>
            </text:list-item>
            <text:list-item>
              <text:p text:style-name="P2">Se connecter</text:p>
            </text:list-item>
            <text:list-item>
              <text:p text:style-name="P2">Test sur Internet</text:p>
            </text:list-item>
            <text:list-item>
              <text:p text:style-name="P2">Si ok, Downloads les infos</text:p>
            </text:list-item>
          </text:list>
        </text:list-item>
        <text:list-item>
          <text:p text:style-name="P2">Références</text:p>
          <text:list>
            <text:list-item>
              <text:p text:style-name="P2"><text:a xlink:type="simple" xlink:href="http://www.codeproject.com/KB/cpp/codez_bank.aspx">http://www.codeproject.com/KB/cpp/codez_bank.aspx</text:a></text:p>
            </text:list-item>
          </text:list>
        </text:list-item>
      </text:list>
      <text:list xml:id="list242759257" text:continue-list="list1196377589" text:style-name="L1">
        <text:list-item>
          <text:p text:style-name="P1">Roadmap</text:p>
          <text:list>
            <text:list-item>
              <text:p text:style-name="P1">0.1</text:p>
            </text:list-item>
          </text:list>
        </text:list-item>
      </text:list>
      <text:list xml:id="list535946747" text:style-name="L3">
        <text:list-item>
          <text:p text:style-name="P3">Base de Données</text:p>
          <text:list>
            <text:list-item>
              <text:p text:style-name="P3">Définition des tables</text:p>
              <text:list>
                <text:list-item>
                  <text:p text:style-name="P3">CodeSource</text:p>
                  <text:list>
                    <text:list-item>
                      <text:p text:style-name="P3">CS_ID<text:tab/><text:tab/><text:tab/>l</text:p>
                    </text:list-item>
                    <text:list-item>
                      <text:p text:style-name="P3">CS_Content<text:tab/><text:tab/>s</text:p>
                    </text:list-item>
                    <text:list-item>
                      <text:p text:style-name="P3">CS_ForumLng<text:tab/><text:tab/>l</text:p>
                    </text:list-item>
                    <text:list-item>
                      <text:p text:style-name="P3">CS_ForumPost<text:tab/><text:tab/>l</text:p>
                    </text:list-item>
                    <text:list-item>
                      <text:p text:style-name="P3">CS_OS<text:tab/><text:tab/><text:tab/>b</text:p>
                    </text:list-item>
                    <text:list-item>
                      <text:p text:style-name="P3">CS_Demo<text:tab/><text:tab/>b</text:p>
                    </text:list-item>
                    <text:list-item>
                      <text:p text:style-name="P3">CS_Comment<text:tab/><text:tab/>s</text:p>
                    </text:list-item>
                    <text:list-item>
                      <text:p text:style-name="P3">CS_VersionPB<text:tab/><text:tab/>s (gestion des versions betas)</text:p>
                    </text:list-item>
                    <text:list-item>
                      <text:p text:style-name="P3">CS_Unicode<text:tab/><text:tab/>b</text:p>
                    </text:list-item>
                    <text:list-item>
                      <text:p text:style-name="P3">CS_Threadsafe<text:tab/>b</text:p>
                    </text:list-item>
                    <text:list-item>
                      <text:p text:style-name="P3">ID_Cat<text:tab/><text:tab/><text:tab/>l</text:p>
                    </text:list-item>
                  </text:list>
                </text:list-item>
              </text:list>
            </text:list-item>
            <text:list-item>
              <text:p text:style-name="P3">Updates (Ajout &amp; MAJ)</text:p>
              <text:list>
                <text:list-item>
                  <text:p text:style-name="P3">Update_ID<text:tab/><text:tab/><text:tab/>l</text:p>
                </text:list-item>
                <text:list-item>
                  <text:p text:style-name="P3">Update_Date<text:tab/><text:tab/>l</text:p>
                </text:list-item>
                <text:list-item>
                  <text:p text:style-name="P3">Update_Desc<text:tab/><text:tab/>s</text:p>
                </text:list-item>
                <text:list-item>
                  <text:p text:style-name="P3">ID_Author<text:tab/><text:tab/><text:tab/>l</text:p>
                </text:list-item>
                <text:list-item>
                  <text:p text:style-name="P3">ID_CS<text:tab/><text:tab/><text:tab/><text:tab/>l</text:p>
                </text:list-item>
              </text:list>
            </text:list-item>
            <text:list-item>
              <text:p text:style-name="P3">Author</text:p>
              <text:list>
                <text:list-item>
                  <text:p text:style-name="P3">Author_ID<text:tab/><text:tab/><text:tab/>l</text:p>
                </text:list-item>
                <text:list-item>
                  <text:p text:style-name="P3">Author_Name<text:tab/><text:tab/>s</text:p>
                </text:list-item>
                <text:list-item>
                  <text:p text:style-name="P3">Author_Mail<text:tab/><text:tab/>s</text:p>
                </text:list-item>
                <text:list-item>
                  <text:p text:style-name="P3">Author_Site<text:tab/><text:tab/><text:tab/>s</text:p>
                </text:list-item>
              </text:list>
            </text:list-item>
            <text:list-item>
              <text:p text:style-name="P3">Comment</text:p>
              <text:list>
                <text:list-item>
                  <text:p text:style-name="P3">Comment_ID <text:tab/><text:tab/>l</text:p>
                </text:list-item>
                <text:list-item>
                  <text:p text:style-name="P3">Comment_Content <text:tab/>s</text:p>
                </text:list-item>
                <text:list-item>
                  <text:p text:style-name="P3">Date <text:tab/><text:tab/><text:tab/><text:tab/>l</text:p>
                </text:list-item>
                <text:list-item>
                  <text:p text:style-name="P3">ID_Author <text:tab/><text:tab/><text:tab/>l</text:p>
                </text:list-item>
                <text:list-item>
                  <text:p text:style-name="P3">ID_CS <text:tab/><text:tab/><text:tab/>l</text:p>
                </text:list-item>
                <text:list-item>
                  <text:p text:style-name="P3">Comment_User<text:tab/><text:tab/>s</text:p>
                </text:list-item>
                <text:list-item>
                  <text:p text:style-name="P3">Comment_ID <text:tab/><text:tab/>l</text:p>
                </text:list-item>
                <text:list-item>
                  <text:p text:style-name="P3"><text:soft-page-break/>Comment_Content <text:tab/>s</text:p>
                </text:list-item>
                <text:list-item>
                  <text:p text:style-name="P3">Date<text:tab/><text:tab/><text:tab/><text:tab/>l</text:p>
                </text:list-item>
                <text:list-item>
                  <text:p text:style-name="P3">ID_CS <text:tab/><text:tab/><text:tab/>l</text:p>
                </text:list-item>
              </text:list>
            </text:list-item>
          </text:list>
        </text:list-item>
        <text:list-item>
          <text:p text:style-name="P3">ID Cat seront chargés à partir d'un fichier XML</text:p>
        </text:list-item>
        <text:list-item>
          <text:p text:style-name="P3">Interface</text:p>
          <text:list>
            <text:list-item>
              <text:p text:style-name="P3">TreeGadget à droite (avec les catégories)</text:p>
            </text:list-item>
            <text:list-item>
              <text:p text:style-name="P3">Recherche ce sera un requester</text:p>
            </text:list-item>
            <text:list-item>
              <text:p text:style-name="P3">PanelGadget :</text:p>
              <text:list>
                <text:list-item>
                  <text:p text:style-name="P3">Choix #1 :</text:p>
                  <text:list>
                    <text:list-item>
                      <text:p text:style-name="P3">#1 : ListViewGadget</text:p>
                    </text:list-item>
                    <text:list-item>
                      <text:p text:style-name="P3">#2+ : Codes sources chargés par l'user</text:p>
                    </text:list-item>
                  </text:list>
                </text:list-item>
                <text:list-item>
                  <text:p text:style-name="P3">Choix #2 :</text:p>
                  <text:list>
                    <text:list-item>
                      <text:p text:style-name="P3">#1 : Tree + Listing</text:p>
                    </text:list-item>
                    <text:list-item>
                      <text:p text:style-name="P3">#2 : Module de recherche</text:p>
                    </text:list-item>
                    <text:list-item>
                      <text:p text:style-name="P3">#3+ : Codes sources chargés par l'user</text:p>
                    </text:list-item>
                  </text:list>
                </text:list-item>
              </text:list>
            </text:list-item>
            <text:list-item>
              <text:p text:style-name="P3">Toolbar </text:p>
              <text:list>
                <text:list-item>
                  <text:p text:style-name="P3">Nouveau CS</text:p>
                </text:list-item>
                <text:list-item>
                  <text:p text:style-name="P3">Modifier CS</text:p>
                </text:list-item>
                <text:list-item>
                  <text:p text:style-name="P3">MAJ les codes sources</text:p>
                </text:list-item>
                <text:list-item>
                  <text:p text:style-name="P3">Menu</text:p>
                  <text:list>
                    <text:list-item>
                      <text:p text:style-name="P3">Fichier &gt; Nouveau</text:p>
                    </text:list-item>
                    <text:list-item>
                      <text:p text:style-name="P3">Fichier &gt; Préférences</text:p>
                    </text:list-item>
                    <text:list-item>
                      <text:p text:style-name="P3">Fichier &gt; Importer</text:p>
                    </text:list-item>
                    <text:list-item>
                      <text:p text:style-name="P3">Fichier &gt; Exporter</text:p>
                    </text:list-item>
                    <text:list-item>
                      <text:p text:style-name="P3">Fichier &gt; Quitter</text:p>
                    </text:list-item>
                    <text:list-item>
                      <text:p text:style-name="P3">CS &gt; Modifier</text:p>
                    </text:list-item>
                    <text:list-item>
                      <text:p text:style-name="P3">CS &gt; ---</text:p>
                    </text:list-item>
                  </text:list>
                </text:list-item>
                <text:list-item>
                  <text:p text:style-name="P3">CS &gt; Fiche Auteur</text:p>
                </text:list-item>
                <text:list-item>
                  <text:p text:style-name="P3">CS &gt; Fiche Historique</text:p>
                </text:list-item>
                <text:list-item>
                  <text:p text:style-name="P3">CS &gt; Fiche Informations</text:p>
                </text:list-item>
                <text:list-item>
                  <text:p text:style-name="P3">Utilisateur &gt; Authentifier</text:p>
                </text:list-item>
                <text:list-item>
                  <text:p text:style-name="P3">Utilisateur &gt; Propriétés</text:p>
                </text:list-item>
                <text:list-item>
                  <text:p text:style-name="P3">Utilisateur &gt; Mes codes</text:p>
                </text:list-item>
                <text:list-item>
                  <text:p text:style-name="P3">Utilisateur &gt; Mes commentaires</text:p>
                </text:list-item>
                <text:list-item>
                  <text:p text:style-name="P3">Utilisateur &gt; Mes favoris</text:p>
                </text:list-item>
              </text:list>
            </text:list-item>
          </text:list>
        </text:list-item>
        <text:list-item>
          <text:p text:style-name="P3">Affichage du treegadget</text:p>
        </text:list-item>
        <text:list-item>
          <text:p text:style-name="P3">Affichage du contenu du listview</text:p>
        </text:list-item>
        <text:list-item>
          <text:p text:style-name="P3">Affichage d'un code source</text:p>
        </text:list-item>
      </text:list>
      <text:list xml:id="list1989653979" text:continue-list="list242759257" text:style-name="L1">
        <text:list-item>
          <text:list>
            <text:list-item>
              <text:p text:style-name="P1">0.2</text:p>
            </text:list-item>
          </text:list>
        </text:list-item>
      </text:list>
      <text:list xml:id="list2073328300" text:style-name="L8">
        <text:list-item>
          <text:p text:style-name="P10"><text:span text:style-name="T1">Coloration syntaxique du CS</text:span></text:p>
        </text:list-item>
        <text:list-item>
          <text:p text:style-name="P8">Modification du CS</text:p>
        </text:list-item>
        <text:list-item>
          <text:p text:style-name="P8">Fenetres Propriétés</text:p>
          <text:list>
            <text:list-item>
              <text:p text:style-name="P8">Auteur</text:p>
            </text:list-item>
            <text:list-item>
              <text:p text:style-name="P8">Historique</text:p>
            </text:list-item>
            <text:list-item>
              <text:p text:style-name="P8">Informations</text:p>
            </text:list-item>
          </text:list>
        </text:list-item>
        <text:list-item>
          <text:p text:style-name="P8">Nouveau CS</text:p>
        </text:list-item>
      </text:list>
      <text:list xml:id="list1666132353" text:continue-list="list1989653979" text:style-name="L1">
        <text:list-item>
          <text:list>
            <text:list-item>
              <text:p text:style-name="P1">0.3</text:p>
            </text:list-item>
          </text:list>
        </text:list-item>
      </text:list>
      <text:list xml:id="list890646874" text:continue-list="list2073328300" text:style-name="L8">
        <text:list-item>
          <text:p text:style-name="P8">Définition échange entre serveur et client</text:p>
          <text:p text:style-name="P8"><text:soft-page-break/></text:p>
        </text:list-item>
      </text:list>
      <text:list xml:id="list457636528" text:style-name="L10">
        <text:list-item>
          <text:p text:style-name="P9">Envoi Nouveaux codes (ceux de l'user) créés à partir du dernier envoi</text:p>
        </text:list-item>
        <text:list-item>
          <text:p text:style-name="P9">Envoi CodesModifiés à partir du dernier envoi</text:p>
        </text:list-item>
        <text:list-item>
          <text:p text:style-name="P9">Téléchargement de la nouvelle catégorisation</text:p>
        </text:list-item>
        <text:list-item>
          <text:p text:style-name="P9">Authentification utilisateur via Internet</text:p>
          <text:p text:style-name="P9">ETNA à porter sous Linux</text:p>
        </text:list-item>
      </text:list>
      <text:list xml:id="list1689343409" text:continue-list="list1666132353" text:style-name="L1">
        <text:list-item>
          <text:list>
            <text:list-item>
              <text:p text:style-name="P1">0.4</text:p>
            </text:list-item>
          </text:list>
        </text:list-item>
      </text:list>
      <text:list xml:id="list1271411296" text:style-name="L5">
        <text:list-item>
          <text:p text:style-name="P5">Authentification utilisateur en Local</text:p>
        </text:list-item>
        <text:list-item>
          <text:p text:style-name="P5">Menus Utilisateur Authentifié</text:p>
        </text:list-item>
        <text:list-item>
          <text:p text:style-name="P5">Admin &gt; Interface</text:p>
        </text:list-item>
        <text:list-item>
          <text:p text:style-name="P5">Admin &gt; Validation des nouveaux CS</text:p>
          <text:list>
            <text:list-item>
              <text:p text:style-name="P5">Test</text:p>
            </text:list-item>
            <text:list-item>
              <text:p text:style-name="P5">Catégorisation</text:p>
            </text:list-item>
          </text:list>
        </text:list-item>
        <text:list-item>
          <text:p text:style-name="P5">Admin &gt; Voir les modifs faites sur un code source</text:p>
          <text:list>
            <text:list-item>
              <text:p text:style-name="P5">Diff (WinMerge)</text:p>
              <text:list>
                <text:list-item>
                  <text:p text:style-name="P5"><text:a xlink:type="simple" xlink:href="http://winmerge.org/Wiki/Diffutils">http://winmerge.org/Wiki/Diffutils</text:a></text:p>
                </text:list-item>
                <text:list-item>
                  <text:p text:style-name="P5"><text:a xlink:type="simple" xlink:href="http://winmerge.org/Wiki/Quick_Compare">http://winmerge.org/Wiki/Quick_Compare</text:a></text:p>
                </text:list-item>
                <text:list-item>
                  <text:p text:style-name="P5"><text:a xlink:type="simple" xlink:href="http://winmerge.org/Wiki/Compare_Library">http://winmerge.org/Wiki/Compare_Library</text:a></text:p>
                </text:list-item>
                <text:list-item>
                  <text:p text:style-name="P5"><text:a xlink:type="simple" xlink:href="http://winmerge.org/Wiki/String_Differencing">http://winmerge.org/Wiki/String_Differencing</text:a></text:p>
                </text:list-item>
                <text:list-item>
                  <text:p text:style-name="P5"><text:a xlink:type="simple" xlink:href="http://ejohn.org/projects/javascript-diff-algorithm/">http://ejohn.org/projects/javascript-diff-algorithm/</text:a></text:p>
                </text:list-item>
                <text:list-item>
                  <text:p text:style-name="P5"><text:a xlink:type="simple" xlink:href="http://gnuwin32.sourceforge.net/packages/diffutils.htm">http://gnuwin32.sourceforge.net/packages/diffutils.htm</text:a></text:p>
                </text:list-item>
                <text:list-item>
                  <text:p text:style-name="P5"><text:a xlink:type="simple" xlink:href="http://en.wikipedia.org/wiki/Diff">http://en.wikipedia.org/wiki/Diff</text:a></text:p>
                </text:list-item>
                <text:list-item>
                  <text:p text:style-name="P5"><text:a xlink:type="simple" xlink:href="http://www.google.fr/search?hl=fr&amp;q=Diff+algorithm&amp;btnG=Rechercher&amp;meta">http://www.google.fr/search?hl=fr&amp;q=Diff+algorithm&amp;btnG=Rechercher&amp;meta</text:a>=</text:p>
                </text:list-item>
                <text:list-item>
                  <text:p text:style-name="P5">Valider</text:p>
                </text:list-item>
              </text:list>
            </text:list-item>
          </text:list>
        </text:list-item>
      </text:list>
      <text:list xml:id="list2076184607" text:continue-list="list1689343409" text:style-name="L1">
        <text:list-item>
          <text:list>
            <text:list-item>
              <text:p text:style-name="P1">0.5</text:p>
            </text:list-item>
          </text:list>
        </text:list-item>
      </text:list>
      <text:list xml:id="list2186843361" text:style-name="L6">
        <text:list-item>
          <text:p text:style-name="P6">Admin &gt; Créer / Modifier une Cat</text:p>
        </text:list-item>
        <text:list-item>
          <text:p text:style-name="P6">Ajouter/Editer/Supprimer un commentaire</text:p>
        </text:list-item>
        <text:list-item>
          <text:p text:style-name="P6">Export de ces codes sources via un TAR (ceux de l'user)</text:p>
        </text:list-item>
        <text:list-item>
          <text:p text:style-name="P6">Import de ces codes sources dans un TAR (ceux de l'user)</text:p>
        </text:list-item>
        <text:list-item>
          <text:p text:style-name="P6">Admin &gt; Intégration</text:p>
          <text:list>
            <text:list-item>
              <text:p text:style-name="P6">Codes</text:p>
            </text:list-item>
            <text:list-item>
              <text:p text:style-name="P6">Commentaires</text:p>
            </text:list-item>
            <text:list-item>
              <text:p text:style-name="P6">Utilisateurs</text:p>
            </text:list-item>
          </text:list>
        </text:list-item>
      </text:list>
      <text:list xml:id="list2065038715" text:continue-list="list2076184607" text:style-name="L1">
        <text:list-item>
          <text:list>
            <text:list-item>
              <text:p text:style-name="P1">0.6</text:p>
            </text:list-item>
          </text:list>
        </text:list-item>
      </text:list>
      <text:list xml:id="list1343814522" text:style-name="L7">
        <text:list-item>
          <text:p text:style-name="P7">Doc</text:p>
        </text:list-item>
        <text:list-item>
          <text:p text:style-name="P7">MultiLangage </text:p>
        </text:list-item>
      </text:list>
      <text:list xml:id="list396598675" text:continue-list="list2065038715" text:style-name="L1">
        <text:list-item>
          <text:list>
            <text:list-item>
              <text:p text:style-name="P1">0.7</text:p>
            </text:list-item>
          </text:list>
        </text:list-item>
      </text:list>
      <text:list xml:id="list1669731609" text:continue-list="list2186843361" text:style-name="L6">
        <text:list-item text:start-value="1">
          <text:p text:style-name="P6">Suppression Utilisateurs</text:p>
        </text:list-item>
        <text:list-item>
          <text:p text:style-name="P6">CS que ceux de mon OS</text:p>
        </text:list-item>
        <text:list-item>
          <text:p text:style-name="P6">Garder certains codes privés</text:p>
        </text:list-item>
      </text:list>
      <text:list xml:id="list146961273" text:continue-list="list396598675" text:style-name="L1">
        <text:list-item>
          <text:list>
            <text:list-item>
              <text:p text:style-name="P1">0.8</text:p>
            </text:list-item>
          </text:list>
        </text:list-item>
      </text:list>
      <text:list xml:id="list1923803598" text:continue-list="list1669731609" text:style-name="L6">
        <text:list-item>
          <text:p text:style-name="P6">Recherche</text:p>
        </text:list-item>
      </text:list>
      <text:list xml:id="list718802984" text:continue-list="list146961273" text:style-name="L1">
        <text:list-item>
          <text:list>
            <text:list-item>
              <text:p text:style-name="P1">0.9</text:p>
            </text:list-item>
          </text:list>
        </text:list-item>
      </text:list>
      <text:list xml:id="list1165775706" text:continue-list="list1923803598" text:style-name="L6">
        <text:list-item>
          <text:p text:style-name="P6">Gérer les mots clés par code</text:p>
        </text:list-item>
        <text:list-item>
          <text:p text:style-name="P6">Sauvegarder online ma config</text:p>
        </text:list-item>
      </text:list>
      <text:list xml:id="list935707297" text:continue-list="list718802984" text:style-name="L1">
        <text:list-item>
          <text:list>
            <text:list-item>
              <text:p text:style-name="P1">1.0</text:p>
            </text:list-item>
          </text:list>
        </text:list-item>
        <text:list-item>
          <text:p text:style-name="P1"><text:soft-page-break/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29:32</dc:date>
    <dc:creator>Franck </dc:creator>
    <meta:editing-duration>PT00H13M00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5" meta:paragraph-count="186" meta:word-count="687" meta:character-count="3679"/>
  </office:meta>
</office:document-meta>
</file>